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1" style:family="paragraph" style:parent-style-name="Table_20_Contents">
      <style:text-properties style:font-name="Times New Roman" officeooo:rsid="003c9d6c" officeooo:paragraph-rsid="005659a1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3" style:family="paragraph" style:parent-style-name="Table_20_Contents">
      <style:text-properties style:font-name="Times New Roman" officeooo:paragraph-rsid="004a6a7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19" style:family="paragraph" style:parent-style-name="Table_20_Contents">
      <style:text-properties style:font-name="Times New Roman" officeooo:rsid="003c9d6c" officeooo:paragraph-rsid="005659a1"/>
    </style:style>
    <style:style style:name="P20" style:family="paragraph" style:parent-style-name="Table_20_Contents">
      <style:text-properties style:font-name="Times New Roman" officeooo:paragraph-rsid="005659a1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4cb279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FreeMono" fo:font-size="9pt" style:font-size-asian="9pt" style:font-size-complex="9pt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9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3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5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6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7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605b11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officeooo:rsid="003c9d6c" fo:background-color="#ffffff" loext:char-shading-value="0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364877"/>
    </style:style>
    <style:style style:name="T20" style:family="text">
      <style:text-properties officeooo:rsid="004c5858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officeooo:rsid="0059e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1"/>
      <text:p text:style-name="P21"/>
      <text:p text:style-name="P21"/>
      <text:p text:style-name="P21"/>
      <text:p text:style-name="P21"><text:span text:style-name="T6">Declaração</text:span> <text:span text:style-name="T7">De Inscrição</text:span></text:p>
      <text:p text:style-name="P21"/>
      <text:p text:style-name="P37"><text:span text:style-name="T8">Para os devidos efeitos, declara-se que <text:s/></text:span><text:span text:style-name="T8"><text:text-input text:description="[#if person.female]">[#if person.female]</text:text-input></text:span><text:span text:style-name="T8">a aluna</text:span><text:span text:style-name="T8"><text:text-input text:description="[#elseif person.male]">[#elseif person.male]</text:text-input></text:span><text:span text:style-name="T8">o aluno</text:span><text:span text:style-name="T8"><text:text-input text:description="[/#if]">[/#if]</text:text-input></text:span><text:span text:style-name="T8"> </text:span><text:span text:style-name="T8"><text:text-input text:description="${person.name}">${person.name}</text:text-input></text:span><text:span text:style-name="T8">, n.º </text:span><text:span text:style-name="T8"><text:text-input text:description="${registration.number}">${registration.number}</text:text-input></text:span><text:span text:style-name="T8">, </text:span><text:span text:style-name="T8"><text:text-input text:description="[#if person.female]">[#if person.female]</text:text-input></text:span><text:span text:style-name="T8">nascida</text:span><text:span text:style-name="T8"><text:text-input text:description="[#elseif person.male]">[#elseif person.male]</text:text-input></text:span><text:span text:style-name="T8">nascido</text:span><text:span text:style-name="T8"><text:text-input text:description="[/#if]">[/#if]</text:text-input></text:span><text:span text:style-name="T8"> a </text:span><text:span text:style-name="T8"><text:text-input text:description="${lang.pt(dates.extendedDate(person.dateOfBirthYearMonthDay))}">${lang.pt(dates.extendedDate(person.dateOfBirthYearMonthDay))}</text:text-input></text:span><text:span text:style-name="T8">, </text:span><text:span text:style-name="T8"><text:text-input text:description="[#if person.female]">[#if person.female]</text:text-input></text:span><text:span text:style-name="T8">portadora</text:span><text:span text:style-name="T8"><text:text-input text:description="[#elseif person.male]">[#elseif person.male]</text:text-input></text:span><text:span text:style-name="T8">portador</text:span><text:span text:style-name="T8"><text:text-input text:description="[/#if]">[/#if]</text:text-input></text:span><text:span text:style-name="T8"> do</text:span><text:span text:style-name="T9"> </text:span><text:text-input text:description="${lang.pt(person.idDocumentType.localizedNameI18N)}">${lang.pt(person.idDocumentType.localizedNameI18N)}</text:text-input><text:span text:style-name="T10"> n.º </text:span><text:text-input text:description="${person.documentIdNumber}">${person.documentIdNumber}</text:text-input><text:span text:style-name="T8">, </text:span><text:span text:style-name="T8"><text:text-input text:description="[#if person.female]">[#if person.female]</text:text-input></text:span><text:span text:style-name="T8">filha</text:span><text:span text:style-name="T8"><text:text-input text:description="[#elseif person.male]">[#elseif person.male]</text:text-input></text:span><text:span text:style-name="T8">filho</text:span><text:span text:style-name="T8"><text:text-input text:description="[/#if]">[/#if]</text:text-input></text:span><text:span text:style-name="T8"> de </text:span><text:span text:style-name="T8"><text:text-input text:description="${person.nameOfFather}">${person.nameOfFather}</text:text-input></text:span><text:span text:style-name="T8"> e de </text:span><text:span text:style-name="T8"><text:text-input text:description="person.nameOfMother"/></text:span><text:span text:style-name="T8"><text:text-input text:description="${person.nameOfMother}">${person.nameOfMother}</text:text-input></text:span><text:span text:style-name="T8">, está </text:span><text:span text:style-name="T8"><text:text-input text:description="[#if person.female]">[#if person.female]</text:text-input></text:span><text:span text:style-name="T8">inscrita</text:span><text:span text:style-name="T8"><text:text-input text:description="[#elseif person.male]">[#elseif person.male]</text:text-input></text:span><text:span text:style-name="T8">inscrito</text:span><text:span text:style-name="T8"><text:text-input text:description="[/#if]">[/#if]</text:text-input></text:span><text:span text:style-name="T8"> no Curso de </text:span><text:span text:style-name="T8"><text:text-input text:description="${lang.pt(curricularPlanInformation.degreePresentationName)}">${lang.pt(curricularPlanInformation.degreePresentationName)}</text:text-input></text:span><text:span text:style-name="T11"> no ano letivo de </text:span><text:text-input text:description="${executionYearName}">${executionYearName}</text:text-input><text:text-input text:description="[#if serviceRequest.detailed]">[#if serviceRequest.detailed]</text:text-input>, <text:span text:style-name="T23"><text:text-input text:description="[#if totalNormalEnrolments &gt; 1]">[#if totalNormalEnrolments &gt; 1]</text:text-input></text:span><text:span text:style-name="T23">nas seguintes unidades curriculares</text:span><text:span text:style-name="T23"><text:text-input text:description="[#else]">[#else]</text:text-input></text:span><text:span text:style-name="T23">na seguinte unidade curricular</text:span><text:span text:style-name="T23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<text:text-input text:description="[#if totalNormalEnrolments &gt; 1]">[#if totalNormalEnrolments &gt; 1]</text:text-input><text:span text:style-name="T21">Unidades Curriculares</text:span><text:text-input text:description="[#else]">[#else]</text:text-input><text:span text:style-name="T22">Unidade Curricular</text:span><text:span text:style-name="T22"><text:initial-creator/></text:span><text:text-input text:description="[/#if]">[/#if]</text:text-input></text:p>
          </table:table-cell>
          <table:table-cell table:style-name="Table1.A1" office:value-type="string">
            <text:p text:style-name="P29">Semestre</text:p>
          </table:table-cell>
          <table:table-cell table:style-name="Table1.A1" office:value-type="string">
            <text:p text:style-name="P30">ECTS</text:p>
          </table:table-cell>
        </table:table-row>
        <table:table-row table:style-name="Table1.2">
          <table:table-cell table:style-name="Table1.A2" office:value-type="string">
            <text:p text:style-name="P3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3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2"><text:text-input text:description="${numbers.onePlace(enrolment.ectsCredits)}">${numbers.onePlace(enrolment.ectsCredits)}</text:text-input></text:p>
          </table:table-cell>
        </table:table-row>
      </table:table>
      <text:p text:style-name="P35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9"/>
      <text:p text:style-name="P36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XXXXXXX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8"/>
      <text:p text:style-name="P12"><text:span text:style-name="T4">Faculdade de </text:span><text:span text:style-name="T2">Medicina Veterinária</text:span><text:span text:style-name="T3"> </text:span><text:span text:style-name="T4">da Universidade de Lisboa</text:span><text:span text:style-name="T14">, em </text:span><text:span text:style-name="T15"><text:text-input text:description="${lang.pt(dates.extendedDate(localizedDate.nowDate()))}">${lang.pt(dates.extendedDate(localizedDate.nowDate()))}</text:text-input></text:span><text:span text:style-name="T12">.</text:span></text:p>
      <text:p text:style-name="P8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2">O presente documento só é válido com assinatura e carimbo da instituição!</text:p>
            <text:p text:style-name="P23"><text:text-input text:description="[#if hasPricetag]">[#if hasPricetag]</text:text-input></text:p>
            <text:p text:style-name="P26"><text:span text:style-name="T13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2.B1" office:value-type="string">
            <text:p text:style-name="P14"><text:span text:style-name="T20">Divisão</text:span> Académica,</text:p>
            <text:p text:style-name="P14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4"><text:text-input text:description="[#if hasPricetag]">[#if hasPricetag]</text:text-input></text:p>
            <text:p text:style-name="P27"><text:span text:style-name="T13">Emolumento: </text:span><text:text-input text:description="${money.total(serviceRequestPrice)}">${money.total(serviceRequestPrice)}</text:text-input></text:p>
            <text:p text:style-name="P25"><text:text-input text:description="[/#if]">[/#if]</text:text-input></text:p>
          </table:table-cell>
          <table:table-cell table:style-name="Table5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2:00:47.240123546</dc:date>
    <meta:editing-duration>PT5H31M33S</meta:editing-duration>
    <meta:editing-cycles>69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32" meta:non-whitespace-character-count="3755"/>
  </office:meta>
</office:document-meta>
</file>